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3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8">
      <style:table-cell-properties fo:background-color="#00a933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7">
      <style:table-cell-properties fo:background-color="#00a933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3" table:default-cell-style-name="ce8"/>
        <table:table-column table:style-name="co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GAZOLE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3" office:value-type="string" calcext:value-type="string">
            <text:p>IDF</text:p>
          </table:table-cell>
          <table:table-cell table:style-name="ce3" office:value-type="string" calcext:value-type="string">
            <text:p>Autres</text:p>
          </table:table-cell>
          <table:table-cell table:style-name="ce13" office:value-type="string" calcext:value-type="string">
            <text:p>Auvergne-Rhône-Alpes</text:p>
          </table:table-cell>
          <table:table-cell table:style-name="ce13" office:value-type="string" calcext:value-type="string">
            <text:p>Corse</text:p>
          </table:table-cell>
          <table:table-cell table:style-name="ce1"/>
        </table:table-row>
        <table:table-row table:style-name="ro1">
          <table:table-cell office:value-type="string" calcext:value-type="string">
            <text:p>accise_gazole_b7_hectolitre</text:p>
          </table:table-cell>
          <table:table-cell office:value-type="currency" office:currency="EUR" office:value="59.4" calcext:value-type="currency">
            <text:p>59,400 €</text:p>
          </table:table-cell>
          <table:table-cell table:number-columns-repeated="3" office:value-type="currency" office:currency="EUR" office:value="59.4" calcext:value-type="currency">
            <text:p>59,40 €</text:p>
          </table:table-cell>
          <table:table-cell/>
        </table:table-row>
        <table:table-row table:style-name="ro1">
          <table:table-cell office:value-type="string" calcext:value-type="string">
            <text:p>majoration_regionale_ticpe_gazole_b7_hectolitre</text:p>
          </table:table-cell>
          <table:table-cell office:value-type="currency" office:currency="EUR" office:value="1.35" calcext:value-type="currency">
            <text:p>1,350 €</text:p>
          </table:table-cell>
          <table:table-cell office:value-type="currency" office:currency="EUR" office:value="1.35" calcext:value-type="currency">
            <text:p>1,35 €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maximum_value_affectation</text:p>
          </table:table-cell>
          <table:table-cell office:value-type="currency" office:currency="EUR" office:value="1.15" calcext:value-type="currency">
            <text:p>1,150 €</text:p>
          </table:table-cell>
          <table:table-cell table:number-columns-repeated="3" office:value-type="currency" office:currency="EUR" office:value="1.15" calcext:value-type="currency">
            <text:p>1,15 €</text:p>
          </table:table-cell>
          <table:table-cell/>
        </table:table-row>
        <table:table-row table:style-name="ro1">
          <table:table-cell office:value-type="string" calcext:value-type="string">
            <text:p>affectation_regionale_ticpe_gazole_b7_hectolitre</text:p>
          </table:table-cell>
          <table:table-cell office:value-type="currency" office:currency="EUR" office:value="1.15" calcext:value-type="currency">
            <text:p>1,150 €</text:p>
          </table:table-cell>
          <table:table-cell table:number-columns-repeated="3" office:value-type="currency" office:currency="EUR" office:value="1.15" calcext:value-type="currency">
            <text:p>1,15 €</text:p>
          </table:table-cell>
          <table:table-cell/>
        </table:table-row>
        <table:table-row table:style-name="ro1">
          <table:table-cell table:style-name="ce2" office:value-type="string" calcext:value-type="string">
            <text:p>major_mobilites_tipce_gazole_hectolitre</text:p>
          </table:table-cell>
          <table:table-cell table:style-name="ce5" office:value-type="currency" office:currency="EUR" office:value="1.89" calcext:value-type="currency">
            <text:p>1,890 €</text:p>
          </table:table-cell>
          <table:table-cell table:number-columns-repeated="3" table:style-name="ce11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formula="of:=[.B4]+([.B5]-[.B6])+[.B7]" office:value-type="currency" office:currency="EUR" office:value="3.24" calcext:value-type="currency">
            <text:p>3,240 €</text:p>
          </table:table-cell>
          <table:table-cell table:formula="of:=[.C4]+([.C5]-[.C6])+[.C7]" office:value-type="currency" office:currency="EUR" office:value="1.35" calcext:value-type="currency">
            <text:p>1,35 €</text:p>
          </table:table-cell>
          <table:table-cell table:formula="of:=[.D4]+([.D5]-[.D6])+[.D7]" office:value-type="currency" office:currency="EUR" office:value="1.08" calcext:value-type="currency">
            <text:p>1,08 €</text:p>
          </table:table-cell>
          <table:table-cell table:formula="of:=[.E4]+([.E5]-[.E6])+[.E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style-name="Default"/>
          <table:table-cell table:style-name="ce6" table:formula="of:=[.B3]+[.B4]+([.B5]-[.B6])+[.B7]" office:value-type="currency" office:currency="EUR" office:value="62.64" calcext:value-type="currency">
            <text:p>62,640 €</text:p>
          </table:table-cell>
          <table:table-cell table:style-name="ce12" table:formula="of:=[.C3]+[.C4]+([.C5]-[.C6])+[.C7]" office:value-type="currency" office:currency="EUR" office:value="60.75" calcext:value-type="currency">
            <text:p>60,75 €</text:p>
          </table:table-cell>
          <table:table-cell table:style-name="ce12" table:formula="of:=[.D3]+[.D4]+([.D5]-[.D6])+[.D7]" office:value-type="currency" office:currency="EUR" office:value="60.48" calcext:value-type="currency">
            <text:p>60,48 €</text:p>
          </table:table-cell>
          <table:table-cell table:style-name="ce12" table:formula="of:=[.E3]+[.E4]+([.E5]-[.E6])+[.E7]" office:value-type="currency" office:currency="EUR" office:value="59.4" calcext:value-type="currency">
            <text:p>59,40 €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office:value-type="string" calcext:value-type="string">
            <text:p>ESSENCE SP95 E1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7" office:value-type="string" calcext:value-type="string">
            <text:p>IDF</text:p>
          </table:table-cell>
          <table:table-cell table:style-name="ce3" office:value-type="string" calcext:value-type="string">
            <text:p>Autres</text:p>
          </table:table-cell>
          <table:table-cell table:style-name="ce13" office:value-type="string" calcext:value-type="string">
            <text:p>Auvergne-Rhône-Alpes</text:p>
          </table:table-cell>
          <table:table-cell table:style-name="ce13" office:value-type="string" calcext:value-type="string">
            <text:p>Corse</text:p>
          </table:table-cell>
          <table:table-cell/>
        </table:table-row>
        <table:table-row table:style-name="ro1">
          <table:table-cell office:value-type="string" calcext:value-type="string">
            <text:p>accise_super_e10_hectolitre</text:p>
          </table:table-cell>
          <table:table-cell office:value-type="currency" office:currency="EUR" office:value="74.576" calcext:value-type="currency">
            <text:p>74,576 €</text:p>
          </table:table-cell>
          <table:table-cell table:number-columns-repeated="3" table:style-name="ce4" office:value-type="currency" office:currency="EUR" office:value="74.576" calcext:value-type="currency">
            <text:p>74,576 €</text:p>
          </table:table-cell>
          <table:table-cell/>
        </table:table-row>
        <table:table-row table:style-name="ro1">
          <table:table-cell office:value-type="string" calcext:value-type="string">
            <text:p>majoration_ticpe_super_hectolitre</text:p>
          </table:table-cell>
          <table:table-cell office:value-type="currency" office:currency="EUR" office:value="0.821" calcext:value-type="currency">
            <text:p>0,821 €</text:p>
          </table:table-cell>
          <table:table-cell office:value-type="currency" office:currency="EUR" office:value="0.821" calcext:value-type="currency">
            <text:p>0,82 €</text:p>
          </table:table-cell>
          <table:table-cell office:value-type="currency" office:currency="EUR" office:value="0.653" calcext:value-type="currency">
            <text:p>0,65 €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maximum_value_affectation</text:p>
          </table:table-cell>
          <table:table-cell office:value-type="currency" office:currency="EUR" office:value="1.77" calcext:value-type="currency">
            <text:p>1,770 €</text:p>
          </table:table-cell>
          <table:table-cell table:number-columns-repeated="3" office:value-type="currency" office:currency="EUR" office:value="1.77" calcext:value-type="currency">
            <text:p>1,77 €</text:p>
          </table:table-cell>
          <table:table-cell/>
        </table:table-row>
        <table:table-row table:style-name="ro1">
          <table:table-cell office:value-type="string" calcext:value-type="string">
            <text:p>affectation_regionale_ticpe_sp95_e10_hectolitre</text:p>
          </table:table-cell>
          <table:table-cell office:value-type="currency" office:currency="EUR" office:value="1.77" calcext:value-type="currency">
            <text:p>1,770 €</text:p>
          </table:table-cell>
          <table:table-cell table:number-columns-repeated="3" office:value-type="currency" office:currency="EUR" office:value="1.77" calcext:value-type="currency">
            <text:p>1,77 €</text:p>
          </table:table-cell>
          <table:table-cell/>
        </table:table-row>
        <table:table-row table:style-name="ro1">
          <table:table-cell office:value-type="string" calcext:value-type="string">
            <text:p>refraction_corse_tipce_sp95_e10</text:p>
          </table:table-cell>
          <table:table-cell office:value-type="currency" office:currency="EUR" office:value="0" calcext:value-type="currency">
            <text:p>0,0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4" office:value-type="currency" office:currency="EUR" office:value="1.125" calcext:value-type="currency">
            <text:p>1,125 €</text:p>
          </table:table-cell>
          <table:table-cell/>
        </table:table-row>
        <table:table-row table:style-name="ro1">
          <table:table-cell office:value-type="string" calcext:value-type="string">
            <text:p>major_mobilites_tipce_sp95_e10_hectolitre</text:p>
          </table:table-cell>
          <table:table-cell table:style-name="ce5" office:value-type="currency" office:currency="EUR" office:value="1.148" calcext:value-type="currency">
            <text:p>1,148 €</text:p>
          </table:table-cell>
          <table:table-cell table:number-columns-repeated="3" table:style-name="ce11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formula="of:=[.B14]+([.B15]-[.B16])+[.B18]-[.B17]" office:value-type="currency" office:currency="EUR" office:value="1.969" calcext:value-type="currency">
            <text:p>1,969 €</text:p>
          </table:table-cell>
          <table:table-cell table:style-name="ce4" table:formula="of:=[.C14]+([.C15]-[.C16])+[.C18]-[.C17]" office:value-type="currency" office:currency="EUR" office:value="0.821" calcext:value-type="currency">
            <text:p>0,821 €</text:p>
          </table:table-cell>
          <table:table-cell table:style-name="ce4" table:formula="of:=[.D14]+([.D15]-[.D16])+[.D18]-[.D17]" office:value-type="currency" office:currency="EUR" office:value="0.653" calcext:value-type="currency">
            <text:p>0,653 €</text:p>
          </table:table-cell>
          <table:table-cell table:style-name="ce4" table:formula="of:=[.E14]+([.E15]-[.E16])+[.E18]-[.E17]" office:value-type="currency" office:currency="EUR" office:value="-1.125" calcext:value-type="currency">
            <text:p>-1,125 €</text:p>
          </table:table-cell>
          <table:table-cell/>
        </table:table-row>
        <table:table-row table:style-name="ro1">
          <table:table-cell table:style-name="Default"/>
          <table:table-cell table:style-name="ce8" table:formula="of:=[.B13]+[.B19]" office:value-type="currency" office:currency="EUR" office:value="76.545" calcext:value-type="currency">
            <text:p>76,55 €</text:p>
          </table:table-cell>
          <table:table-cell table:formula="of:=[.C13]+[.C19]" office:value-type="currency" office:currency="EUR" office:value="75.397" calcext:value-type="currency">
            <text:p>75,40 €</text:p>
          </table:table-cell>
          <table:table-cell table:formula="of:=[.D13]+[.D19]" office:value-type="currency" office:currency="EUR" office:value="75.229" calcext:value-type="currency">
            <text:p>75,23 €</text:p>
          </table:table-cell>
          <table:table-cell table:formula="of:=[.E13]+[.E19]" office:value-type="currency" office:currency="EUR" office:value="73.451" calcext:value-type="currency">
            <text:p>73,45 €</text:p>
          </table:table-cell>
          <table:table-cell/>
        </table:table-row>
        <table:table-row table:style-name="ro1">
          <table:table-cell office:value-type="string" calcext:value-type="string">
            <text:p>taux_conversion_essence_sp95_e10</text:p>
          </table:table-cell>
          <table:table-cell table:number-columns-repeated="4" table:style-name="ce9" office:value-type="float" office:value="0.889" calcext:value-type="float">
            <text:p>0,889</text:p>
          </table:table-cell>
          <table:table-cell/>
        </table:table-row>
        <table:table-row table:style-name="ro1">
          <table:table-cell table:style-name="Default" office:value-type="string" calcext:value-type="string">
            <text:p>€/MWh</text:p>
          </table:table-cell>
          <table:table-cell table:style-name="ce6" table:formula="of:=[.B20]*[.B21]" office:value-type="currency" office:currency="EUR" office:value="68.048505" calcext:value-type="currency">
            <text:p>68,049 €</text:p>
          </table:table-cell>
          <table:table-cell table:style-name="ce6" table:formula="of:=[.C20]*[.C21]" office:value-type="currency" office:currency="EUR" office:value="67.027933" calcext:value-type="currency">
            <text:p>67,028 €</text:p>
          </table:table-cell>
          <table:table-cell table:style-name="ce6" table:formula="of:=[.D20]*[.D21]" office:value-type="currency" office:currency="EUR" office:value="66.878581" calcext:value-type="currency">
            <text:p>66,879 €</text:p>
          </table:table-cell>
          <table:table-cell table:style-name="ce6" table:formula="of:=[.E20]*[.E21]" office:value-type="currency" office:currency="EUR" office:value="65.297939" calcext:value-type="currency">
            <text:p>65,298 €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3">
          <table:table-cell table:style-name="Default"/>
          <table:table-cell table:style-name="ce10" office:value-type="string" calcext:value-type="string" table:number-columns-spanned="5" table:number-rows-spanned="1">
            <text:p>accise_sp_95_ticpe = accise_essences_hectolitre + majoration_ticpe_super_hectolitre </text:p>
            <text:p>- (maximum_value_affectation – affectation_regionale_ticpe_sp95_sp98_hectolitre)</text:p>
            <text:p> + ((code_region == '11') * major_mobilites_tipce_sp95_hectolitre)</text:p>
            <text:p> - ((code_region == '94') * refraction_corse_tipce_sp95_hectolitre)</text:p>
          </table:table-cell>
          <table:covered-table-cell table:number-columns-repeated="3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2T12:19:37.889415255</meta:creation-date>
    <dc:date>2024-07-02T14:45:19.714789137</dc:date>
    <meta:editing-duration>PT10M17S</meta:editing-duration>
    <meta:editing-cycles>2</meta:editing-cycles>
    <meta:generator>LibreOffice/6.4.7.2$Linux_X86_64 LibreOffice_project/40$Build-2</meta:generator>
    <meta:document-statistic meta:table-count="1" meta:cell-count="92" meta:object-count="0"/>
  </office:meta>
</office:document-meta>
</file>